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Preformatted_20_Text">
      <style:paragraph-properties fo:margin-left="1.251cm" fo:margin-right="0cm" fo:text-indent="0cm" style:auto-text-indent="false"/>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2.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8"><text:s text:c="4"/>&lt;var name="helloWorld" protected="true/&gt;</text:p>
      <text:p text:style-name="P8"><text:s text:c="4"/>&lt;fn&gt; ... &lt;/fn&gt;</text:p>
      <text:p text:style-name="P8">&lt;/bind&gt;</text:p>
      <text:p text:style-name="P7"/>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text:soft-page-break/>&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text:soft-page-break/>&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 text:c="4"/></text:p>
      <text:h text:style-name="Heading_20_1" text:outline-level="1">Function Applications</text:h>
      <text:h text:style-name="Heading_20_2" text:outline-level="2">Syntax</text:h>
      <text:p text:style-name="Code">APP ::=</text:p>
      <text:p text:style-name="Code"><text:soft-page-break/><text:s text:c="4"/>&lt;app&gt; EXPR EXPR &lt;/app&gt; <text:s text:c="6"/></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oft-page-break/><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text:soft-page-break/>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
      <text:p text:style-name="Code">Comment! Qualifier or alias???</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text:soft-page-break/></text:p>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9">name=NAME</text:p>
      <text:p text:style-name="P10">The "name" attribute is optional. If it is omitted then it is an anonymous variable.</text:p>
      <text:p text:style-name="P9"/>
      <text:p text:style-name="P9">type=TYPE_EXPR <text:s text:c="9"/></text:p>
      <text:p text:style-name="P10">The type-check will be made BEFORE assignment <text:s/>and a failed type-check will generate an error.</text:p>
      <text:p text:style-name="P9"/>
      <text:p text:style-name="P9">match=TYPE_EXPR <text:s text:c="8"/></text:p>
      <text:p text:style-name="P10">The type-check is made BEFORE the assignment and failure will cause the matcher to backtrack.</text:p>
      <text:p text:style-name="P9"/>
      <text:p text:style-name="P9">protected=BOOL <text:s text:c="9"/></text:p>
      <text:p text:style-name="P10">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9">tag<text:span text:style-name="T1">N</text:span>=TAG_VALUE</text:p>
      <text:p text:style-name="P10">Tags the variable.</text:p>
      <text:p text:style-name="P9"/>
      <text:p text:style-name="P9">qualifier=ALIAS <text:s text:c="9"/></text:p>
      <text:p text:style-name="P10">The name is qualified by an import alias.</text:p>
      <text:p text:style-name="P9"/>
      <text:p text:style-name="P9">pkg=PACKAGE_NAME <text:s text:c="8"/></text:p>
      <text:p text:style-name="P10">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8"/>&lt;absent value="absent"/&gt;</text:p>
      <text:p text:style-name="Code"><text:s text:c="4"/>&lt;/bind&gt;</text:p>
      <text:p text:style-name="Code"><text:s text:c="4"/>STATEMENTS</text:p>
      <text:p text:style-name="Code">&lt;/for&gt;</text:p>
      <text:p text:style-name="Standard"/>
      <text:p text:style-name="Standard"/>
      <text:h text:style-name="Heading_20_2" text:outline-level="2">Examples:</text:h>
      <text:p text:style-name="Standard"><text:s text:c="8"/></text:p>
      <text:p text:style-name="Standard"><text:s text:c="4"/></text:p>
      <text:p text:style-name="Code"><text:soft-page-break/>###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text:soft-page-break/></text:p>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31T18:31:58</dc:date>
    <dc:creator>Stephen Leach</dc:creator>
    <meta:editing-duration>PT163H15M56S</meta:editing-duration>
    <meta:editing-cycles>71</meta:editing-cycles>
    <meta:generator>OpenOffice.org/3.2$Unix OpenOffice.org_project/320m18$Build-9502</meta:generator>
    <meta:document-statistic meta:table-count="0" meta:image-count="1" meta:object-count="0" meta:page-count="10" meta:paragraph-count="383" meta:word-count="2160" meta:character-count="15394"/>
  </office:meta>
</office:document-meta>
</file>